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tchAllConverter.marshal( Object source , HierarchicalStreamWriter writer , Marshalling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chAllConverter.canConvert(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chAllConverter.unmarshal( HierarchicalStreamReader reader , Unmarshalling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